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C000002BCD3237BD7.png" manifest:media-type="image/png"/>
  <manifest:file-entry manifest:full-path="Pictures/10000001000002BC000002BCF69B7D4E.png" manifest:media-type="image/png"/>
  <manifest:file-entry manifest:full-path="Pictures/10000001000002BC000002BCFD5F6ACC.png" manifest:media-type="image/png"/>
  <manifest:file-entry manifest:full-path="Pictures/10000001000002BC000002BC2562A236.png" manifest:media-type="image/png"/>
  <manifest:file-entry manifest:full-path="Pictures/10000001000002BC000002BCB7DB438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cm, 1.667cm, 2.002cm, 1.854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cm, 1.3cm, 2.251cm, 1.269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2cm, 1.935cm, 2.857cm, 2.221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cm, 1.35cm, 2.319cm, 1.537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2cm, 3.454cm, 7.145cm, 3.358cm)" draw:image-opacity="100%" style:mirror="none" loext:decorative="false"/>
    </style:style>
    <style:style style:name="gr6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7" style:family="graphic" style:parent-style-name="objectwithoutfill">
      <style:graphic-properties svg:stroke-width="0.102cm" svg:stroke-color="#127622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svg:stroke-width="0.102cm" svg:stroke-color="#861141" draw:marker-start-width="0.356cm" draw:marker-end="Arrowheads_20_3" draw:marker-end-width="0.457cm" draw:fill="none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8.543cm" svg:x="10.795cm" svg:y="4.662cm">
          <draw:image xlink:href="Pictures/10000001000002BC000002BCB7DB4385.png" xlink:type="simple" xlink:show="embed" xlink:actuate="onLoad" draw:mime-type="image/png">
            <text:p/>
          </draw:image>
        </draw:frame>
        <draw:frame draw:style-name="gr2" draw:text-style-name="P1" draw:layer="layout" svg:width="8.889cm" svg:height="8.149cm" svg:x="0.318cm" svg:y="0.318cm">
          <draw:image xlink:href="Pictures/10000001000002BC000002BC2562A236.png" xlink:type="simple" xlink:show="embed" xlink:actuate="onLoad" draw:mime-type="image/png">
            <text:p/>
          </draw:image>
        </draw:frame>
        <draw:frame draw:style-name="gr3" draw:text-style-name="P1" draw:layer="layout" svg:width="9.842cm" svg:height="10.159cm" svg:x="19.368cm" svg:y="0.317cm">
          <draw:image xlink:href="Pictures/10000001000002BC000002BCD3237BD7.png" xlink:type="simple" xlink:show="embed" xlink:actuate="onLoad" draw:mime-type="image/png">
            <text:p/>
          </draw:image>
        </draw:frame>
        <draw:frame draw:style-name="gr4" draw:text-style-name="P1" draw:layer="layout" svg:width="9.259cm" svg:height="9.524cm" svg:x="0.635cm" svg:y="10.312cm">
          <draw:image xlink:href="Pictures/10000001000002BC000002BCFD5F6ACC.png" xlink:type="simple" xlink:show="embed" xlink:actuate="onLoad" draw:mime-type="image/png">
            <text:p/>
          </draw:image>
        </draw:frame>
        <draw:frame draw:style-name="gr5" draw:text-style-name="P1" draw:layer="layout" svg:width="10.164cm" svg:height="8.324cm" svg:x="19.327cm" svg:y="11.665cm">
          <draw:image xlink:href="Pictures/10000001000002BC000002BCF69B7D4E.png" xlink:type="simple" xlink:show="embed" xlink:actuate="onLoad" draw:mime-type="image/png">
            <text:p/>
          </draw:image>
        </draw:frame>
        <draw:line draw:style-name="gr6" draw:text-style-name="P2" draw:layer="layout" svg:x1="9.525cm" svg:y1="4.762cm" svg:x2="11.747cm" svg:y2="6.032cm">
          <text:p/>
        </draw:line>
        <draw:line draw:style-name="gr7" draw:text-style-name="P2" draw:layer="layout" svg:x1="9.842cm" svg:y1="11.43cm" svg:x2="11.43cm" svg:y2="10.795cm">
          <text:p/>
        </draw:line>
        <draw:line draw:style-name="gr7" draw:text-style-name="P2" draw:layer="layout" svg:x1="20.002cm" svg:y1="6.667cm" svg:x2="17.78cm" svg:y2="7.937cm">
          <text:p/>
        </draw:line>
        <draw:line draw:style-name="gr6" draw:text-style-name="P2" draw:layer="layout" svg:x1="20.002cm" svg:y1="12.065cm" svg:x2="17.78cm" svg:y2="10.795cm">
          <text:p/>
        </draw:line>
        <draw:frame draw:style-name="gr8" draw:text-style-name="P3" draw:layer="layout" svg:width="6.632cm" svg:height="1.673cm" svg:x="11.43cm" svg:y="15.97cm">
          <draw:text-box>
            <text:p text:style-name="P1">Simulation of different</text:p>
            <text:p text:style-name="P1">scenarios</text:p>
          </draw:text-box>
        </draw:frame>
        <draw:line draw:style-name="gr9" draw:text-style-name="P2" draw:layer="layout" svg:x1="14.605cm" svg:y1="13.017cm" svg:x2="14.605cm" svg:y2="15.5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8:27:35.240004607</meta:creation-date>
    <dc:date>2024-12-13T08:37:09.278888723</dc:date>
    <meta:editing-duration>PT9M34S</meta:editing-duration>
    <meta:editing-cycles>2</meta:editing-cycles>
    <meta:generator>LibreOffice/24.8.3.2$MacOSX_AARCH64 LibreOffice_project/48a6bac9e7e268aeb4c3483fcf825c94556d9f92</meta:generator>
    <meta:document-statistic meta:object-count="11"/>
  </office:meta>
</office:document-meta>
</file>